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82a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;<text:span text:style-name="T1">Codes for </text:span>Distributive law using AVR Assembly language.</text:p>
      <text:p text:style-name="Standard">;Distributive las is expressed by X.(Y+Z) = X.Y+X.Z</text:p>
      <text:p text:style-name="Standard">;LHS = X.(Y+Z), RHS = X.Y+X.Z</text:p>
      <text:p text:style-name="Standard"/>
      <text:p text:style-name="Standard">.include "/home/administrator/m328Pdef.inc"</text:p>
      <text:p text:style-name="Standard"/>
      <text:p text:style-name="Standard"><text:tab/>ldi r17, 0b11000111 <text:tab/>;identifying input pins 11,12,13 for inputs X, Y, Z</text:p>
      <text:p text:style-name="Standard"><text:tab/>out DDRB,r17<text:tab/><text:tab/>;declaring pins as input</text:p>
      <text:p text:style-name="Standard"><text:tab/>ldi r17, 0b00111001 ;</text:p>
      <text:p text:style-name="Standard"><text:tab/></text:p>
      <text:p text:style-name="Standard"><text:tab/>out PORTB,r17<text:tab/><text:tab/>;activating internal pullup for pins 11,12,13 and assigning pin 8 for output for LHS in PORTB</text:p>
      <text:p text:style-name="Standard"><text:tab/>in r17,PINB</text:p>
      <text:p text:style-name="Standard"/>
      <text:p text:style-name="Standard"><text:tab/>ldi r16, 0b00000100 <text:tab/>;identifying output pin 2 and assignin pin 2 for RHS in PORTD</text:p>
      <text:p text:style-name="Standard"><text:tab/>out DDRD,r16<text:tab/><text:tab/>;declaring pins as output</text:p>
      <text:p text:style-name="Standard"/>
      <text:p text:style-name="Standard">;Assigning six registers; 3 forLHS and 3 for RHS</text:p>
      <text:p text:style-name="Standard">;Copying data bits from input register r17 to six registers assigned for LHS and RHS</text:p>
      <text:p text:style-name="Standard"/>
      <text:p text:style-name="Standard">mov r18,r17<text:tab/>; for X of LHS</text:p>
      <text:p text:style-name="Standard">mov r19,r17<text:tab/>; for Y of LHS</text:p>
      <text:p text:style-name="Standard">mov r20,r17<text:tab/>; for Z of LHS</text:p>
      <text:p text:style-name="Standard"/>
      <text:p text:style-name="Standard">mov r21,r17<text:tab/>; for X of RHS</text:p>
      <text:p text:style-name="Standard">mov r22,r17<text:tab/>; for Y of RHS</text:p>
      <text:p text:style-name="Standard">mov r23,r17 <text:tab/>; for Z of RHS</text:p>
      <text:p text:style-name="Standard"><text:tab/></text:p>
      <text:p text:style-name="Standard">; For LHS</text:p>
      <text:p text:style-name="Standard"><text:tab/></text:p>
      <text:p text:style-name="Standard"><text:tab/>; to shift X to 1st cell of R18</text:p>
      <text:p text:style-name="Standard"/>
      <text:p text:style-name="Standard"><text:tab/>lsr r18</text:p>
      <text:p text:style-name="Standard"><text:tab/>lsr r18</text:p>
      <text:p text:style-name="Standard"><text:tab/>lsr r18<text:tab/>; this is input X; 1st cell of R18</text:p>
      <text:p text:style-name="Standard"/>
      <text:p text:style-name="Standard"><text:tab/>; to shift Y to 1st cell of R19</text:p>
      <text:p text:style-name="Standard"><text:tab/>lsr r19</text:p>
      <text:p text:style-name="Standard"><text:tab/>lsr r19</text:p>
      <text:p text:style-name="Standard"><text:tab/>lsr r19</text:p>
      <text:p text:style-name="Standard"><text:tab/>lsr r19<text:tab/>; this is input Y; 1st cell of R19</text:p>
      <text:p text:style-name="Standard"/>
      <text:p text:style-name="Standard"><text:tab/>; to shift Z to 1st cell of R20</text:p>
      <text:p text:style-name="Standard"><text:tab/>lsr r20</text:p>
      <text:p text:style-name="Standard"><text:tab/>lsr r20</text:p>
      <text:p text:style-name="Standard"><text:tab/>lsr r20</text:p>
      <text:p text:style-name="Standard"><text:tab/>lsr r20</text:p>
      <text:p text:style-name="Standard"><text:tab/>lsr r20<text:tab/>; this is input Z; 1st cell of R20</text:p>
      <text:p text:style-name="Standard"><text:tab/></text:p>
      <text:p text:style-name="Standard"/>
      <text:p text:style-name="Standard"/>
      <text:p text:style-name="Standard"><text:soft-page-break/><text:tab/>; performing operation for LHS= = X.(Y+Z)</text:p>
      <text:p text:style-name="Standard"><text:tab/><text:tab/>or r19,r20</text:p>
      <text:p text:style-name="Standard"><text:tab/><text:tab/>and r18,r19</text:p>
      <text:p text:style-name="Standard"/>
      <text:p text:style-name="Standard">out PORTB,r18<text:tab/>;writing output to pin 8 for LHS= = X.(Y+Z)</text:p>
      <text:p text:style-name="Standard"/>
      <text:p text:style-name="Standard">; For RHS</text:p>
      <text:p text:style-name="Standard"/>
      <text:p text:style-name="Standard"><text:tab/>lsr r21 ; this is equal to input X</text:p>
      <text:p text:style-name="Standard"><text:tab/>mov r24,r21</text:p>
      <text:p text:style-name="Standard"/>
      <text:p text:style-name="Standard"><text:tab/>lsr r22</text:p>
      <text:p text:style-name="Standard"><text:tab/>lsr r22; this is equal to Y</text:p>
      <text:p text:style-name="Standard"/>
      <text:p text:style-name="Standard"><text:tab/>lsr r23</text:p>
      <text:p text:style-name="Standard"><text:tab/>lsr r23</text:p>
      <text:p text:style-name="Standard"><text:tab/>lsr r23<text:tab/>;this is equal to Z</text:p>
      <text:p text:style-name="Standard"><text:tab/><text:tab/></text:p>
      <text:p text:style-name="Standard"><text:tab/>; performing operation for RHS= = X.Y+X.Z</text:p>
      <text:p text:style-name="Standard"><text:tab/><text:tab/>and r21,r22</text:p>
      <text:p text:style-name="Standard"><text:tab/><text:tab/>and r24,r23</text:p>
      <text:p text:style-name="Standard"><text:tab/><text:tab/>or r21,r24</text:p>
      <text:p text:style-name="Standard"/>
      <text:p text:style-name="Standard">out PORTD,r21<text:tab/>;writing output to pin 2 for RHS= = X.Y+X.Z</text:p>
      <text:p text:style-name="Standard"><text:tab/></text:p>
      <text:p text:style-name="Standard">Start:</text:p>
      <text:p text:style-name="Standard"><text:tab/>rjmp Start</text:p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16:27:17.071620785</meta:creation-date>
    <dc:date>2022-08-28T16:30:05.530201654</dc:date>
    <meta:editing-duration>PT2M52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2" meta:paragraph-count="61" meta:word-count="317" meta:character-count="1574" meta:non-whitespace-character-count="1255"/>
  </office:meta>
</office:document-meta>
</file>